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2D04B69FBC81C9AB9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14816e" officeooo:paragraph-rsid="0014816e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29582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29582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29582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f935a" officeooo:paragraph-rsid="00129582" style:font-size-asian="18pt" style:font-size-complex="18pt"/>
    </style:style>
    <style:style style:name="P6" style:family="paragraph" style:parent-style-name="Table_20_Contents">
      <style:text-properties fo:language="es" fo:country="ES" officeooo:paragraph-rsid="0012958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2356153056">
          <table:table-cell table:style-name="ofimática.A1" table:number-columns-spanned="3" office:value-type="string">
            <text:p text:style-name="P1">LINUX</text:p>
          </table:table-cell>
          <table:covered-table-cell/>
          <table:covered-table-cell/>
        </table:table-row>
        <table:table-row table:style-name="TableLine2792356152784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2356148160">
          <table:table-cell table:style-name="ofimática.A3" office:value-type="string">
            <text:p text:style-name="P5">SOS</text:p>
          </table:table-cell>
          <table:table-cell table:style-name="ofimática.B3" office:value-type="float" office:value="100">
            <text:p text:style-name="P5">100</text:p>
          </table:table-cell>
          <table:table-cell table:style-name="ofimática.C2" office:value-type="string">
            <text:p text:style-name="P6"><draw:frame draw:style-name="fr1" draw:name="Imagen2" text:anchor-type="paragraph" svg:x="2.235cm" svg:y="0.386cm" svg:width="4.001cm" svg:height="3.29cm" draw:z-index="0"><draw:image xlink:href="Pictures/1000000000000384000002D04B69FBC81C9AB9E3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50:31.718000000</meta:creation-date>
    <dc:date>2023-02-26T00:51:22.430000000</dc:date>
    <meta:editing-duration>PT49S</meta:editing-duration>
    <meta:editing-cycles>3</meta:editing-cycles>
    <meta:generator>LibreOffice/7.1.4.2$Windows_X86_64 LibreOffice_project/a529a4fab45b75fefc5b6226684193eb000654f6</meta:generator>
    <meta:document-statistic meta:table-count="1" meta:image-count="1" meta:object-count="0" meta:page-count="1" meta:paragraph-count="6" meta:word-count="6" meta:character-count="31" meta:non-whitespace-character-count="31"/>
  </office:meta>
</office:document-meta>
</file>